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eb3" officeooo:paragraph-rsid="00122eb3"/>
    </style:style>
    <style:style style:name="P2" style:family="paragraph" style:parent-style-name="Standard">
      <style:text-properties officeooo:rsid="00122eb3" officeooo:paragraph-rsid="00122eb3"/>
    </style:style>
    <style:style style:name="T1" style:family="text">
      <style:text-properties officeooo:rsid="0013f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s um projeto concluído. Nesse projeto, criei o layout simples no figma, <text:span text:style-name="T1">e</text:span> englobei FlexBox e CSS GRID Layout <text:span text:style-name="T1">no desenvolvimento, </text:span>para <text:span text:style-name="T1">ver se surge alguma dúvidas ao aplicá-las.</text:span></text:p>
      <text:p text:style-name="P1">Sou uma pessoa detalhista e gosto de criar uma base solida, para que futuramente a falta dela <text:span text:style-name="T1">não </text:span>me prejudique, então procuro está voltando a base para fixar bem tudo que venho <text:span text:style-name="T1">aperfeiçoand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8:42:31.340534284</meta:creation-date>
    <dc:date>2022-03-09T13:41:28.065642201</dc:date>
    <meta:editing-duration>PT14M26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2" meta:word-count="62" meta:character-count="371" meta:non-whitespace-character-count="310"/>
  </office:meta>
</office:document-meta>
</file>